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484in"/>
    </style:style>
    <style:style style:name="co3" style:family="table-column">
      <style:table-column-properties fo:break-before="auto" style:column-width="2.6902in"/>
    </style:style>
    <style:style style:name="co4" style:family="table-column">
      <style:table-column-properties fo:break-before="auto" style:column-width="1.5543in"/>
    </style:style>
    <style:style style:name="co5" style:family="table-column">
      <style:table-column-properties fo:break-before="auto" style:column-width="1.49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874in" fo:break-before="auto" style:use-optimal-row-height="false"/>
    </style:style>
    <style:style style:name="ro3" style:family="table-row">
      <style:table-row-properties style:row-height="1.4472in" fo:break-before="auto" style:use-optimal-row-height="true"/>
    </style:style>
    <style:style style:name="ro4" style:family="table-row">
      <style:table-row-properties style:row-height="1.7654in" fo:break-before="auto" style:use-optimal-row-height="true"/>
    </style:style>
    <style:style style:name="ro5" style:family="table-row">
      <style:table-row-properties style:row-height="1.2882in" fo:break-before="auto" style:use-optimal-row-height="true"/>
    </style:style>
    <style:style style:name="ro6" style:family="table-row">
      <style:table-row-properties style:row-height="2.5681in" fo:break-before="auto" style:use-optimal-row-height="true"/>
    </style:style>
    <style:style style:name="ro7" style:family="table-row">
      <style:table-row-properties style:row-height="1.6063in" fo:break-before="auto" style:use-optimal-row-height="true"/>
    </style:style>
    <style:style style:name="ro8" style:family="table-row">
      <style:table-row-properties style:row-height="2.0917in" fo:break-before="auto" style:use-optimal-row-height="true"/>
    </style:style>
    <style:style style:name="ro9" style:family="table-row">
      <style:table-row-properties style:row-height="0.652in" fo:break-before="auto" style:use-optimal-row-height="true"/>
    </style:style>
    <style:style style:name="ro10" style:family="table-row">
      <style:table-row-properties style:row-height="0.3339in" fo:break-before="auto" style:use-optimal-row-height="true"/>
    </style:style>
    <style:style style:name="ro11" style:family="table-row">
      <style:table-row-properties style:row-height="0.4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" style:family="table-cell" style:parent-style-name="Default" style:data-style-name="N11">
      <style:table-cell-properties style:text-align-source="fix" style:repeat-content="false" fo:wrap-option="wrap" style:vertical-align="top"/>
      <style:paragraph-properties fo:text-align="center" fo:margin-left="0in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" style:family="table-cell" style:parent-style-name="Default">
      <style:table-cell-properties style:text-align-source="value-type" style:repeat-content="false" fo:wrap-option="wrap" style:vertical-align="top"/>
      <style:paragraph-properties fo:margin-left="0in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3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Test case</text:p>
          </table:table-cell>
          <table:table-cell office:value-type="string" calcext:value-type="string">
            <text:p>Positive or Negative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Steps to execute</text:p>
          </table:table-cell>
          <table:table-cell office:value-type="string" calcext:value-type="string">
            <text:p>Expected results</text:p>
          </table:table-cell>
          <table:table-cell office:value-type="string" calcext:value-type="string">
            <text:p>Actual Result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min sign-up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Admin sign-up to application with name Jone</text:p>
          </table:table-cell>
          <table:table-cell table:style-name="ce4" office:value-type="string" calcext:value-type="string">
            <text:p>1.Admin click on sign up page link</text:p>
            <text:p>2.Admin enter first name : Jone_10</text:p>
            <text:p>3.Admin enter last name : Parker</text:p>
            <text:p>4.Admin enter username : admin_10</text:p>
            <text:p>5.Admin entered password ********</text:p>
            <text:p>6.Admin click on sign-up button</text:p>
            <text:p/>
            <text:p/>
            <text:p/>
          </table:table-cell>
          <table:table-cell table:number-columns-repeated="2" office:value-type="string" calcext:value-type="string">
            <text:p>Admin sign up successfully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dmin logou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Admin is trying to logout the application</text:p>
          </table:table-cell>
          <table:table-cell table:style-name="ce4" office:value-type="string" calcext:value-type="string">
            <text:p>1.Admin click on admin link on the application homepage</text:p>
            <text:p>2.Admin click on login page link</text:p>
            <text:p>3.Admin enter username : admin_10</text:p>
            <text:p>4.Admin enter password : *******</text:p>
            <text:p>5.Admin click on login button</text:p>
            <text:p>6.Admin login successfully</text:p>
            <text:p>7.Admin click logout</text:p>
            <text:p/>
          </table:table-cell>
          <table:table-cell table:number-columns-repeated="2" office:value-type="string" calcext:value-type="string">
            <text:p>Admin logout successfully</text:p>
          </table:table-cell>
          <table:table-cell table:number-columns-repeated="101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Student sign-up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Student sign-up to application with name Jone</text:p>
          </table:table-cell>
          <table:table-cell table:style-name="ce4" office:value-type="string" calcext:value-type="string">
            <text:p>1.click on student link on the application homepage</text:p>
            <text:p>2.click on sign up page link</text:p>
            <text:p>3.enter first name : Arya_10</text:p>
            <text:p>4.enter last name : Stark</text:p>
            <text:p>5.enter username : student_10</text:p>
            <text:p>6.entered password ********</text:p>
            <text:p>7.enter enrollment : 110</text:p>
            <text:p>8.enter branch : 9</text:p>
            <text:p>9.click on sign-up button</text:p>
            <text:p>10.sign up successfully</text:p>
          </table:table-cell>
          <table:table-cell table:number-columns-repeated="2" office:value-type="string" calcext:value-type="string">
            <text:p>Student sign-up successful</text:p>
          </table:table-cell>
          <table:table-cell table:number-columns-repeated="101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Student logou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Student is trying to login to the application</text:p>
          </table:table-cell>
          <table:table-cell table:style-name="ce5" office:value-type="string" calcext:value-type="string">
            <text:p>1.click on student link on the application homepage</text:p>
            <text:p>2.click on login page link</text:p>
            <text:p>3.enter username : student_10</text:p>
            <text:p>4.entered password ********</text:p>
            <text:p>5.click on login button</text:p>
            <text:p>6.logged in successfully</text:p>
            <text:p>7.click logout</text:p>
          </table:table-cell>
          <table:table-cell table:number-columns-repeated="2" office:value-type="string" calcext:value-type="string">
            <text:p>Student logout successful</text:p>
          </table:table-cell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Add new book to the library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Admin is trying to add a new book with name Java_10 in the library</text:p>
          </table:table-cell>
          <table:table-cell table:style-name="ce4" office:value-type="string" calcext:value-type="string">
            <text:p>1.click on admin link on the application homepage</text:p>
            <text:p>2.click on login page link</text:p>
            <text:p>3.enter username : admin_10</text:p>
            <text:p>4.enter password : *******</text:p>
            <text:p>5.click on login button</text:p>
            <text:p>6.click on add book to library button on admin homepage</text:p>
            <text:p>7.enter book name : Java_10</text:p>
            <text:p>8.enter book isbn number : 110</text:p>
            <text:p>9.enter book author name : Bill Gates_10</text:p>
            <text:p>10.select book category : Education</text:p>
            <text:p>11.click on add button</text:p>
            <text:p>12.added book successfully</text:p>
            <text:p>13.click logout</text:p>
            <text:p/>
          </table:table-cell>
          <table:table-cell table:number-columns-repeated="2" office:value-type="string" calcext:value-type="string">
            <text:p>Book added successfully</text:p>
          </table:table-cell>
          <table:table-cell table:number-columns-repeated="1017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View the book available in library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Admin viewing the book available in the library</text:p>
          </table:table-cell>
          <table:table-cell table:style-name="ce4" office:value-type="string" calcext:value-type="string">
            <text:p>1.click on admin link on the application homepage</text:p>
            <text:p>2.click on login page link</text:p>
            <text:p>3.enter username : admin_10</text:p>
            <text:p>4.enter password : *******</text:p>
            <text:p>5.click on login button</text:p>
            <text:p>6.click on view available book button on admin homepage</text:p>
            <text:p>7.viewed books successfully</text:p>
            <text:p>8.click logout</text:p>
          </table:table-cell>
          <table:table-cell table:number-columns-repeated="2" office:value-type="string" calcext:value-type="string">
            <text:p>Book is viewed</text:p>
          </table:table-cell>
          <table:table-cell table:number-columns-repeated="1017"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Issuing book to studen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Admin issuing book Java_10 to student Arya_10</text:p>
          </table:table-cell>
          <table:table-cell table:style-name="ce4" office:value-type="string" calcext:value-type="string">
            <text:p>1.click on admin link on the application homepage</text:p>
            <text:p>2.click on login page link</text:p>
            <text:p>3.enter username : admin_10</text:p>
            <text:p>4.enter password : *******</text:p>
            <text:p>5.click on login button</text:p>
            <text:p>6.click on issue new book button on admin homepage</text:p>
            <text:p>7.select book: Java_10[110]</text:p>
            <text:p>8.select student : Arya_10[110]</text:p>
            <text:p>9.click on issue button</text:p>
            <text:p>10.click logout</text:p>
            <text:p/>
          </table:table-cell>
          <table:table-cell table:number-columns-repeated="2" office:value-type="string" calcext:value-type="string">
            <text:p>Book issued to student successfully</text:p>
          </table:table-cell>
          <table:table-cell table:number-columns-repeated="1017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View issued books</text:p>
          </table:table-cell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Admin viewing the book issued to the students</text:p>
          </table:table-cell>
          <table:table-cell office:value-type="string" calcext:value-type="string">
            <text:p>1.click on admin link on the application homepage</text:p>
            <text:p>2.click on login page link</text:p>
            <text:p>3.enter username : admin_10</text:p>
            <text:p>4.enter password : *******</text:p>
            <text:p>5.click on login button</text:p>
            <text:p>6.click on view issued book button on admin homepage</text:p>
            <text:p>7.click logout</text:p>
          </table:table-cell>
          <table:table-cell table:style-name="ce6" office:value-type="string" calcext:value-type="string">
            <text:p>viewed issued book successfully</text:p>
          </table:table-cell>
          <table:table-cell office:value-type="string" calcext:value-type="string">
            <text:p>viewed issued book successfully</text:p>
          </table:table-cell>
          <table:table-cell table:number-columns-repeated="1017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View student lis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Admin trying to view the students list</text:p>
          </table:table-cell>
          <table:table-cell table:style-name="ce4" office:value-type="string" calcext:value-type="string">
            <text:p>1.click on admin link on the application homepage</text:p>
            <text:p>2.click on login page link</text:p>
            <text:p>3.enter username : admin_10</text:p>
            <text:p>4.enter password : *******</text:p>
            <text:p>5.click on login button</text:p>
            <text:p>6.click on view student button on admin homepage</text:p>
            <text:p>7.click logout</text:p>
          </table:table-cell>
          <table:table-cell table:number-columns-repeated="2" office:value-type="string" calcext:value-type="string">
            <text:p>viewed students list successfully</text:p>
          </table:table-cell>
          <table:table-cell table:number-columns-repeated="1017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View issued books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Student trying to view the books issued by him</text:p>
          </table:table-cell>
          <table:table-cell table:style-name="ce4" office:value-type="string" calcext:value-type="string">
            <text:p>1.click on student link on the application homepage</text:p>
            <text:p>2.click on login page link</text:p>
            <text:p>3.enter username : student_10</text:p>
            <text:p>4.entered password ********</text:p>
            <text:p>5.click on login button</text:p>
            <text:p>6.click on view issued book to you button</text:p>
            <text:p>7.click logout</text:p>
          </table:table-cell>
          <table:table-cell table:number-columns-repeated="2" office:value-type="string" calcext:value-type="string">
            <text:p>viewed books issued to student successfully</text:p>
          </table:table-cell>
          <table:table-cell table:number-columns-repeated="1017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Add same book again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Admin trying to add the book that is already added to the library</text:p>
          </table:table-cell>
          <table:table-cell table:style-name="ce4" office:value-type="string" calcext:value-type="string">
            <text:p>1. click on admin link on the application homepage</text:p>
            <text:p>2.click on the login page link</text:p>
            <text:p>3.enter username : username</text:p>
            <text:p>4.enter password : password</text:p>
            <text:p><text:span text:style-name="T1">5.click on add book to library button on admin homepage</text:span></text:p>
            <text:p><text:span text:style-name="T1">6.enter bookname : Devops</text:span></text:p>
            <text:p><text:span text:style-name="T1">7.enter isbn no. : 0</text:span></text:p>
            <text:p><text:span text:style-name="T1">8.enter author : Copper</text:span></text:p>
            <text:p><text:span text:style-name="T1">9.select book category : Education</text:span></text:p>
          </table:table-cell>
          <table:table-cell office:value-type="string" calcext:value-type="string">
            <text:p>If book is already added then it should not be added </text:p>
          </table:table-cell>
          <table:table-cell office:value-type="string" calcext:value-type="string">
            <text:p>Book is again added to the library</text:p>
          </table:table-cell>
          <table:table-cell table:number-columns-repeated="1017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string" calcext:value-type="string">
            <text:p>Add same student with different password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Student trying to sign-up as same user with different password</text:p>
          </table:table-cell>
          <table:table-cell table:style-name="ce4"/>
          <table:table-cell office:value-type="string" calcext:value-type="string">
            <text:p>If student is already added then it should login with old password only</text:p>
          </table:table-cell>
          <table:table-cell office:value-type="string" calcext:value-type="string">
            <text:p>Student is able to login with old password only</text:p>
          </table:table-cell>
          <table:table-cell table:number-columns-repeated="1017"/>
        </table:table-row>
        <table:table-row table:style-name="ro10">
          <table:table-cell office:value-type="float" office:value="13" calcext:value-type="float">
            <text:p>13</text:p>
          </table:table-cell>
          <table:table-cell office:value-type="string" calcext:value-type="string">
            <text:p>Add same admin with same username as password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Admin trying to sign-up again with the same credentials</text:p>
          </table:table-cell>
          <table:table-cell table:style-name="ce4"/>
          <table:table-cell office:value-type="string" calcext:value-type="string">
            <text:p>New admin user should not be added</text:p>
          </table:table-cell>
          <table:table-cell office:value-type="string" calcext:value-type="string">
            <text:p>New admin user is not added</text:p>
          </table:table-cell>
          <table:table-cell table:number-columns-repeated="101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string" calcext:value-type="string">
            <text:p>Issue same book to student again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Admin is trying to issue the same book that is already assigned to a student</text:p>
          </table:table-cell>
          <table:table-cell table:style-name="ce4"/>
          <table:table-cell office:value-type="string" calcext:value-type="string">
            <text:p>Same book should not be issued if the book is already issued to the student</text:p>
          </table:table-cell>
          <table:table-cell office:value-type="string" calcext:value-type="string">
            <text:p>Same book is not issued if the book is already issued to the student</text:p>
          </table:table-cell>
          <table:table-cell table:number-columns-repeated="1017"/>
        </table:table-row>
        <table:table-row table:style-name="ro11">
          <table:table-cell office:value-type="float" office:value="15" calcext:value-type="float">
            <text:p>15</text:p>
          </table:table-cell>
          <table:table-cell office:value-type="string" calcext:value-type="string">
            <text:p>login with wrong password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Admin is trying to login with different password combinations</text:p>
          </table:table-cell>
          <table:table-cell table:style-name="ce4"/>
          <table:table-cell office:value-type="string" calcext:value-type="string">
            <text:p>Admin user cannot login to the application</text:p>
          </table:table-cell>
          <table:table-cell office:value-type="string" calcext:value-type="string">
            <text:p>Admin user is not able to login with wrong password</text:p>
          </table:table-cell>
          <table:table-cell table:number-columns-repeated="1017"/>
        </table:table-row>
        <table:table-row table:style-name="ro10">
          <table:table-cell office:value-type="float" office:value="16" calcext:value-type="float">
            <text:p>16</text:p>
          </table:table-cell>
          <table:table-cell office:value-type="string" calcext:value-type="string">
            <text:p>login with wrong password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Student is trying to login with wrong password</text:p>
          </table:table-cell>
          <table:table-cell table:style-name="ce4"/>
          <table:table-cell table:number-columns-repeated="2" office:value-type="string" calcext:value-type="string">
            <text:p>Student is not able to login to application</text:p>
          </table:table-cell>
          <table:table-cell table:number-columns-repeated="1017"/>
        </table:table-row>
        <table:table-row table:style-name="ro11">
          <table:table-cell office:value-type="float" office:value="17" calcext:value-type="float">
            <text:p>17</text:p>
          </table:table-cell>
          <table:table-cell office:value-type="string" calcext:value-type="string">
            <text:p>Sign-up with special characters in password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Admin is trying to sign-up to the application with special characters in the password</text:p>
          </table:table-cell>
          <table:table-cell/>
          <table:table-cell office:value-type="string" calcext:value-type="string">
            <text:p>Admin should login successfully</text:p>
          </table:table-cell>
          <table:table-cell office:value-type="string" calcext:value-type="string">
            <text:p>Admin login successfully</text:p>
          </table:table-cell>
          <table:table-cell table:number-columns-repeated="1017"/>
        </table:table-row>
        <table:table-row table:style-name="ro11">
          <table:table-cell office:value-type="float" office:value="18" calcext:value-type="float">
            <text:p>18</text:p>
          </table:table-cell>
          <table:table-cell office:value-type="string" calcext:value-type="string">
            <text:p>sign-up with username as special characters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Admin is trying to sign-up to the application with special characters as username</text:p>
          </table:table-cell>
          <table:table-cell/>
          <table:table-cell office:value-type="string" calcext:value-type="string">
            <text:p>Admin is not able to sign-up</text:p>
          </table:table-cell>
          <table:table-cell office:value-type="string" calcext:value-type="string">
            <text:p>Admin is not able to Sign-up</text:p>
          </table:table-cell>
          <table:table-cell table:number-columns-repeated="1017"/>
        </table:table-row>
        <table:table-row table:style-name="ro11">
          <table:table-cell office:value-type="float" office:value="19" calcext:value-type="float">
            <text:p>19</text:p>
          </table:table-cell>
          <table:table-cell office:value-type="string" calcext:value-type="string">
            <text:p>sign-up with username as special characters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Student is trying to sign-up to the application with username as special characters </text:p>
          </table:table-cell>
          <table:table-cell/>
          <table:table-cell office:value-type="string" calcext:value-type="string">
            <text:p>Student is not able to sign-up </text:p>
          </table:table-cell>
          <table:table-cell office:value-type="string" calcext:value-type="string">
            <text:p>Student is able to sign-up</text:p>
          </table:table-cell>
          <table:table-cell table:number-columns-repeated="1017"/>
        </table:table-row>
        <table:table-row table:style-name="ro11">
          <table:table-cell office:value-type="float" office:value="20" calcext:value-type="float">
            <text:p>20</text:p>
          </table:table-cell>
          <table:table-cell office:value-type="string" calcext:value-type="string">
            <text:p>login with username as special characters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Student is trying to login to the application with username as special characters </text:p>
          </table:table-cell>
          <table:table-cell/>
          <table:table-cell table:number-columns-repeated="2" office:value-type="string" calcext:value-type="string">
            <text:p>Student is not able to login to application</text:p>
          </table:table-cell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0:02:16.4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6T10:02:20.087000000</meta:creation-date>
    <meta:editing-duration>PT42M54S</meta:editing-duration>
    <meta:editing-cycles>3</meta:editing-cycles>
    <meta:generator>LibreOffice/7.2.5.2$Windows_X86_64 LibreOffice_project/499f9727c189e6ef3471021d6132d4c694f357e5</meta:generator>
    <dc:date>2022-07-06T13:18:20.790000000</dc:date>
    <meta:document-statistic meta:table-count="1" meta:cell-count="138" meta:object-count="0"/>
  </office:meta>
</office:document-meta>
</file>